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87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4.8229in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/>
    </style:style>
    <style:style style:name="Table1.C1" style:family="table-cell">
      <style:table-cell-properties fo:padding="0.0382in" fo:border="0.25pt solid #000000"/>
    </style:style>
    <style:style style:name="Table1.A2" style:family="table-cell">
      <style:table-cell-properties fo:padding="0.0382in" fo:border-left="0.25pt solid #000000" fo:border-right="none" fo:border-top="none" fo:border-bottom="0.25pt solid #000000"/>
    </style:style>
    <style:style style:name="Table1.C2" style:family="table-cell">
      <style:table-cell-properties fo:padding="0.0382in" fo:border-left="0.25pt solid #000000" fo:border-right="0.25pt solid #000000" fo:border-top="none" fo:border-bottom="0.25pt solid #000000"/>
    </style:style>
    <style:style style:name="Table2" style:family="table">
      <style:table-properties style:width="4.7465in" fo:margin-left="0in" table:align="left"/>
    </style:style>
    <style:style style:name="Table2.A" style:family="table-column">
      <style:table-column-properties style:column-width="0.9493in"/>
    </style:style>
    <style:style style:name="Table2.A1" style:family="table-cell">
      <style:table-cell-properties fo:padding="0.0382in" fo:border-left="0.25pt solid #000000" fo:border-right="none" fo:border-top="0.25pt solid #000000" fo:border-bottom="0.25pt solid #000000"/>
    </style:style>
    <style:style style:name="Table2.E1" style:family="table-cell">
      <style:table-cell-properties fo:padding="0.0382in" fo:border="0.25pt solid #000000"/>
    </style:style>
    <style:style style:name="Table2.A2" style:family="table-cell">
      <style:table-cell-properties fo:padding="0.0382in" fo:border-left="0.25pt solid #000000" fo:border-right="none" fo:border-top="none" fo:border-bottom="0.25pt solid #000000"/>
    </style:style>
    <style:style style:name="Table2.E2" style:family="table-cell">
      <style:table-cell-properties fo:padding="0.0382in" fo:border-left="0.25pt solid #000000" fo:border-right="0.25pt solid #000000" fo:border-top="none" fo:border-bottom="0.25pt solid #000000"/>
    </style:style>
    <style:style style:name="P1" style:family="paragraph" style:parent-style-name="Preformatted_20_Text">
      <style:text-properties style:font-name="Arial" style:font-name-complex="Arial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0pt" fo:font-weight="bold" style:font-name-asian="Courier New" style:font-size-asian="10pt" style:font-weight-asian="bold" style:font-name-complex="Arial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0pt" style:font-name-asian="Courier New" style:font-size-asian="10pt" style:font-name-complex="Arial" style:font-size-complex="10pt"/>
    </style:style>
    <style:style style:name="P4" style:family="paragraph" style:parent-style-name="Preformatted_20_Text" style:master-page-name="MP0">
      <style:paragraph-properties style:page-number="auto" fo:break-before="page"/>
      <style:text-properties style:font-name="Arial" style:font-name-complex="Arial"/>
    </style:style>
    <style:style style:name="T1" style:family="text">
      <style:text-properties officeooo:rsid="001f36f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1">001/ bật đèn và quạt ở phòng ngủ lầu một</text:p>
      <text:p text:style-name="P1">002/ tắt đèn và quạt ở phòng khách lầu hai</text:p>
      <text:p text:style-name="P1">003/ bật tất cả các đèn ở sân lầu ba</text:p>
      <text:p text:style-name="P1">004/ tắt tất cả các điều hòa ở bếp lầu bốn</text:p>
      <text:p text:style-name="P1">005/ bật quạt và đèn ở phòng ngủ lầu năm</text:p>
      <text:p text:style-name="P1">006/ tắt quạt và đèn ở phòng khách lầu sáu</text:p>
      <text:p text:style-name="P1">007/ bật tất cả các quạt và đèn ở bếp lầu bảy</text:p>
      <text:p text:style-name="P1">008/ tắt tất cả các quạt và đèn ở sân lầu tám trăm lẻ tám</text:p>
      <text:p text:style-name="P1">009/ bật điều hòa ở phòng ngủ lầu chín</text:p>
      <text:p text:style-name="P1">0010/tắt điều hòa ở phòng ngủ lầu chín trăm lẻ ba</text:p>
      <text:p text:style-name="P1">0011/ bật đèn ở phòng ngủ lầu một trăm năm mươi mốt</text:p>
      <text:p text:style-name="P1">0012/ tắt đèn ở phòng ngủ lầu một trăm năm mươi mốt</text:p>
      <text:p text:style-name="P1">0013/ bật điều hòa ở phòng khách lầu hai trăm ba mươi bảy</text:p>
      <text:p text:style-name="P1">0014/ tắt điều hòa ở phòng ngủ lầu chín trăm mười ba</text:p>
      <text:p text:style-name="P1">0015/ bật tất cả các thiết bị điện phòng khách</text:p>
      <text:p text:style-name="P1">0016/ tắt tất cả các thiết bị điện phòng ngủ</text:p>
      <text:p text:style-name="P1">0017/ phòng một nghìn tám trăm năm mươi ba</text:p>
      <text:p text:style-name="P1">0018/ phòng hai nghìn chín trăm lẻ bảy</text:p>
      <text:p text:style-name="P1">0019/ phòng chín nghìn bảy trăm tám mươi bảy</text:p>
      <text:p text:style-name="P1">0020/ lầu hai phòng hai trăm năm mươi ba</text:p>
      <text:p text:style-name="P1">0021/ lầu năm nghìn ba trăm năm mươi ba</text:p>
      <text:p text:style-name="P1">0022/ phòng hai nghìn bốn trăm mười ba</text:p>
      <text:p text:style-name="P1">0023/ phòng mười ba mười một mười bảy</text:p>
      <text:p text:style-name="P1">0024/ lầu mười chín mười tám mười một</text:p>
      <text:p text:style-name="P1">0025/ phòng ngủ lầu năm mươi hai</text:p>
      <text:p text:style-name="P1">0026/ kiểm tra phòng ngủ lầu mười một</text:p>
      <text:p text:style-name="P1">0027/ kiểm tra phòng ngủ lầu mười chín</text:p>
      <text:p text:style-name="P1">0028/ kiểm tra tất cả các thiết bị điện ở lầu hai mươi mốt</text:p>
      <text:p text:style-name="P1">0029/ kiểm tra tất cả các thiết bị điện ở lầu chín mươi ba</text:p>
      <text:p text:style-name="P1">0030/ kiểm tra tất cả smart home</text:p>
      <text:p text:style-name="P1">0031/ tăng nhạc smart home lầu bốn mươi hai</text:p>
      <text:p text:style-name="P1">0032/ giảm nhạc smart home lầu chin mươi ba</text:p>
      <text:p text:style-name="P1">0033/ kiểm tra smart home lầu bốn mươi mốt</text:p>
      <text:p text:style-name="P1">0034/ bật smart home và tắt tất cả smart home</text:p>
      <text:p text:style-name="P1">0035/ một hai ba bốn năm sáu bảy tám chín mười</text:p>
      <text:p text:style-name="P1">0036/ mười một nghìn chin trăm tám mươi bảy</text:p>
      <text:p text:style-name="P1">0037/ năm mươi nghìn bảy sáu mươi mốt</text:p>
      <text:p text:style-name="P1">0038/ smart home và smart home và smart home</text:p>
      <text:p text:style-name="P1">0039/ kiểm tra chống trộm smart home</text:p>
      <text:p text:style-name="P1">0040/ kiểm tra báo cháy smart home quạt sân bốn mươi</text:p>
      <text:p text:style-name="P1">0041/ smart home kiểm tra báo cháy đèn lâu bảy mươi</text:p>
      <text:p text:style-name="P1">0042/ kiểm tra báo cháy smart home lầu hai mươi bốn</text:p>
      <text:p text:style-name="P1">0043/ kiểm tra chống trộm và báo cháy</text:p>
      <text:p text:style-name="P1">0044/ kiểm tra chống trộm lầu một và báo cháy lầu hai</text:p>
      <text:p text:style-name="P1">0045/ hai báo cháy lầu bốn và một chống trộm lầu chín</text:p>
      <text:p text:style-name="P1">0046/ bật đèn lầu bốn và điều hòa lầu hai</text:p>
      <text:p text:style-name="P1">0047/ tăng nhạc phòng khách lầu mười hai</text:p>
      <text:p text:style-name="P1">0048/ giảm nhạc phòng ngủ lầu bốn mươi mốt</text:p>
      <text:p text:style-name="P1">0049/ tăng nhạc chống trộm sân ba</text:p>
      <text:p text:style-name="P1">0050/ giảm nhạc báo cháy smart home</text:p>
      <text:p text:style-name="P1"/>
      <text:p text:style-name="P1">//-------------------------------------------------------//</text:p>
      <text:p text:style-name="P1"><text:tab/><text:tab/><text:tab/><text:tab/>200 câu description tiếp theo</text:p>
      <text:p text:style-name="P1">//-------------------------------------------------------//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Chủ ngữ</text:p>
          </table:table-cell>
          <table:table-cell table:style-name="Table1.A1" office:value-type="string">
            <text:p text:style-name="P2">Hành động</text:p>
          </table:table-cell>
          <table:table-cell table:style-name="Table1.C1" office:value-type="string">
            <text:p text:style-name="P2">Vị ngữ</text:p>
          </table:table-cell>
        </table:table-row>
        <table:table-row>
          <table:table-cell table:style-name="Table1.A2" office:value-type="string">
            <text:p text:style-name="P3">Tôi</text:p>
          </table:table-cell>
          <table:table-cell table:style-name="Table1.A2" office:value-type="string">
            <text:p text:style-name="P3">Muốn</text:p>
            <text:p text:style-name="P3">bật</text:p>
            <text:p text:style-name="P3">tắt</text:p>
            <text:p text:style-name="P3">tăng</text:p>
            <text:p text:style-name="P3">giảm</text:p>
          </table:table-cell>
          <table:table-cell table:style-name="Table1.C2" office:value-type="string">
            <table:table table:name="Table2" table:style-name="Table2">
              <table:table-column table:style-name="Table2.A" table:number-columns-repeated="5"/>
              <table:table-row>
                <table:table-cell table:style-name="Table2.A1" office:value-type="string">
                  <text:p text:style-name="P2">Chức năng</text:p>
                </table:table-cell>
                <table:table-cell table:style-name="Table2.A1" office:value-type="string">
                  <text:p text:style-name="P2">Thiết bị</text:p>
                </table:table-cell>
                <table:table-cell table:style-name="Table2.A1" office:value-type="string">
                  <text:p text:style-name="P2">Vị trí</text:p>
                </table:table-cell>
                <table:table-cell table:style-name="Table2.A1" office:value-type="string">
                  <text:p text:style-name="P2">Số đếm</text:p>
                </table:table-cell>
                <table:table-cell table:style-name="Table2.E1" office:value-type="string">
                  <text:p text:style-name="P2">Bổ ngữ</text:p>
                </table:table-cell>
              </table:table-row>
              <table:table-row>
                <table:table-cell table:style-name="Table2.A2" office:value-type="string">
                  <text:p text:style-name="P3">chống trộm</text:p>
                  <text:p text:style-name="P3">báo cháy</text:p>
                  <text:p text:style-name="P3">kiểm tra</text:p>
                  <text:p text:style-name="P3"><text:soft-page-break/>thiết bị</text:p>
                </table:table-cell>
                <table:table-cell table:style-name="Table2.A2" office:value-type="string">
                  <text:p text:style-name="P3">Đèn</text:p>
                  <text:p text:style-name="P3">quạt</text:p>
                  <text:p text:style-name="P3">điều hòa</text:p>
                  <text:p text:style-name="P3">nhạc</text:p>
                </table:table-cell>
                <table:table-cell table:style-name="Table2.A2" office:value-type="string">
                  <text:p text:style-name="P3">Phòng</text:p>
                  <text:p text:style-name="P3">ngủ</text:p>
                  <text:p text:style-name="P3">khách</text:p>
                  <text:p text:style-name="P3">bếp</text:p>
                  <text:p text:style-name="P3">sân</text:p>
                  <text:p text:style-name="P3">lầu</text:p>
                </table:table-cell>
                <table:table-cell table:style-name="Table2.A2" office:value-type="string">
                  <text:p text:style-name="P3">Một</text:p>
                  <text:p text:style-name="P3">hai</text:p>
                  <text:p text:style-name="P3">ba</text:p>
                  <text:p text:style-name="P3">bốn</text:p>
                  <text:p text:style-name="P3">năm</text:p>
                  <text:p text:style-name="P3">sáu</text:p>
                  <text:p text:style-name="P3">bảy</text:p>
                  <text:p text:style-name="P3">tám</text:p>
                  <text:p text:style-name="P3">chín</text:p>
                  <text:p text:style-name="P3">mười</text:p>
                  <text:p text:style-name="P3">mươi</text:p>
                  <text:p text:style-name="P3">mốt</text:p>
                  <text:p text:style-name="P3">lăm</text:p>
                  <text:p text:style-name="P3">lẻ</text:p>
                  <text:p text:style-name="P3">trăm</text:p>
                  <text:p text:style-name="P3">nghìn</text:p>
                </table:table-cell>
                <table:table-cell table:style-name="Table2.E2" office:value-type="string">
                  <text:p text:style-name="P3">Và</text:p>
                  <text:p text:style-name="P3">tất cả</text:p>
                  <text:p text:style-name="P3">các</text:p>
                  <text:p text:style-name="P3">điện</text:p>
                  <text:p text:style-name="P3">ở</text:p>
                  <text:p text:style-name="P3">smart home</text:p>
                </table:table-cell>
              </table:table-row>
            </table:table>
            <text:p text:style-name="P3"/>
          </table:table-cell>
        </table:table-row>
      </table:table>
      <text:p text:style-name="P1"/>
      <text:p text:style-name="P1">0001 smart home bật đèn sân ở lầu bốn trăm năm muwoi lẻ hai</text:p>
      <text:p text:style-name="P1">0002 giảm nhạc phòng khách phòng tám trăm năm mươi ba ở smart home</text:p>
      <text:p text:style-name="P1">0003 muốn chống trộm phòng ngủ sân sáu trăm chín mươi lăm</text:p>
      <text:p text:style-name="P1">0004 bật báo cháy đèn phòng ngủ lầu sáu và phòng khách lầu hai</text:p>
      <text:p text:style-name="P1">0005 tắt báo cháy quạt phòng khách ở tất cả các lầu chín mươi lăm</text:p>
      <text:p text:style-name="P1">0006 tăng kiểm tra báo cháy sân ba và chín và tất cả các sân lầu bốn trăm năm mươi ba</text:p>
      <text:p text:style-name="P1">0007 đền và quạt ở phòng ngủ lầu bốn và lầu tám</text:p>
      <text:p text:style-name="P1">0008 giảm nhạc chống trộm ở phòng ngủ bốn mươi hai</text:p>
      <text:p text:style-name="P1">0009 tôi tăng nhạc ở các phòng khách ở lầu tám trăm năm mươi ba</text:p>
      <text:p text:style-name="P1">0010 tôi muốn bât đèn và bật điều hòa và bật nhạc phòng khách ở smart home</text:p>
      <text:p text:style-name="P1">0011 tất cả đèn ở phòng năm nghìn chín trăm bốn mươi ba</text:p>
      <text:p text:style-name="P1">0012 tất cả điều hòa ở phòng tám ngìn bốn trăm sáu mươi bảy và chín nghìn năm trăm mười hai</text:p>
      <text:p text:style-name="P1">0013 sáu nghìn tắm trăm năm mươi ba và bốn nghìn một trăm ba mươi hai</text:p>
      <text:p text:style-name="P1">0014 hai nghìn năm trăm sáu mươi bảy và bật đèn lầu sáu</text:p>
      <text:p text:style-name="P1">0015 kiểm tra tất cả các thiết bị điện ở sân bốn trăm và lầu tám mươi hai</text:p>
      <text:p text:style-name="P1">0016 lầu tám nghìn năm trăm năm mươi hai báo cháy và tăng nhạc báo cháy</text:p>
      <text:p text:style-name="P1">0017 bật chống trộm và bật đèn và tăng nhạc</text:p>
      <text:p text:style-name="P1">0018 bật chống trộm và tắt đèn và giảm nhạc</text:p>
      <text:p text:style-name="P1">0019 giảm nhạc và bật chống trộm ở phòng ngủ lầu hai mươi ba</text:p>
      <text:p text:style-name="P1">0020 một nghìn một trăm năm mươi bốn</text:p>
      <text:p text:style-name="P1">0021 một nghìn một trăm lẻ bảy và bốn nghìn hai trăm hai mươi ba</text:p>
      <text:p text:style-name="P1">0022 ba trăm và bốn trăm và năm trăm và sáu trăm và bảy trăm và tám trăm</text:p>
      <text:p text:style-name="P1">0023 tám trăm và chín trăm và một nghìn và hai nghìn và ba nghìn</text:p>
      <text:p text:style-name="P1">0024 bốn nghìn và năm nghìn và sáu nghìn và bảy nghìn và tám nghìn</text:p>
      <text:p text:style-name="P1">0025 chín nghìn và mười nghìn và mười một nghìn và mười hai nghìn</text:p>
      <text:p text:style-name="P1">0026 bật điều hòa phòng ngủ lầu năm mươi hai</text:p>
      <text:p text:style-name="P1">0027 tắt điều hòa phòng khách phòng ngủ và phòng khách</text:p>
      <text:p text:style-name="P1">0028 tôi muốn tất cả các thiết bị điện phòng chín mươi hai</text:p>
      <text:p text:style-name="P1">0029 tôi muốn tất cả các thiết bị điện ở sân và thiết bị điện ở phòng khác</text:p>
      <text:p text:style-name="P1">0030 thiết bị điện ở phòng ngủ và tất cả các thiết bị điện ở phòng mười hai</text:p>
      <text:p text:style-name="P1">0031 bật thiết bị điện ở sân năm mươi hai và tắt tất cả các thiết bị điện ở lầu bốn trăm mười ba</text:p>
      <text:p text:style-name="P1">0032 tắt tất cả các thiết bị điện ở phòng khách lầu mười hai</text:p>
      <text:p text:style-name="P1">0033 tắt điều hòa tắt đèn tắt quạt tắt nhạc</text:p>
      <text:p text:style-name="P1">0034 tắt nhạc tắt quạt tắt đèn tắt điều hòa</text:p>
      <text:p text:style-name="P1">0035 tắt đèn tắt điều hòa tắt nhạc tắt quạt</text:p>
      <text:p text:style-name="P1">0036 bật đèn bật quạt bật nhạc bật điều hòa</text:p>
      <text:p text:style-name="P1">0037 bật quạt bật đèn bật nhạc bật điều hòa</text:p>
      <text:p text:style-name="P1">0038 bật điều hòa bật đèn bật nhạc bật quạt</text:p>
      <text:p text:style-name="P1">0039 bật tất cả các thiết bị điện bật đèn bật quạt bật điều hòa</text:p>
      <text:p text:style-name="P1">0040 tăng nhạc tăng điều hòa và bật đèn bật quạt phòng năm mươi bốn</text:p>
      <text:p text:style-name="P1">0041 tăng nhạc giảm điều hòa và giảm đèn giảm quạt phòng sáu mươi ba</text:p>
      <text:p text:style-name="P1">0042 giảm nhạc và tắt tất cả các thiết bị điện lầu bốn trăm năm mươi ba</text:p>
      <text:p text:style-name="P1">0043 giảm điều hòa và giảm nhạc ở tất cả các phòng</text:p>
      <text:p text:style-name="P1">0044 bật đèn ở tất cả các phòng và tắt điều hòa ở tất cả các phòng</text:p>
      <text:p text:style-name="P1">0045 tăng giảm nhạc phòng khách sân bốn mươi ba và lầu bốn mươi mốt</text:p>
      <text:p text:style-name="P1">0046 bật đèn lầu bốn và tắt quạt lầu mười hai</text:p>
      <text:p text:style-name="P1">0047 bật điều hòa lầu bốn mươi ba và tắt điều hòa phòng khách lầu hai</text:p>
      <text:p text:style-name="P1">0048 kiểm tra tất cả các thiết bị điện lầu năm mươi ba</text:p>
      <text:p text:style-name="P1"><text:soft-page-break/>0049 tắt đèn phòng khách và kiểm tra đèn phòng ngủ</text:p>
      <text:p text:style-name="P1">0050 kiểm tra điều hòa phòng khách và kiểm tra đèn sân</text:p>
      <text:p text:style-name="P1">0051 kiểm tra đèn sân và kiểm tra quạt phòng ngủ</text:p>
      <text:p text:style-name="P1">0052 kiểm tra quạt bếp và kiểm tra điều hòa phòng khách</text:p>
      <text:p text:style-name="P1">0053 kiểm tra điều hòa phòng khách và quạt sân</text:p>
      <text:p text:style-name="P1">0054 bốn mươi ba và hai mươi ba và năm mươi ba và sáu mươi mốt</text:p>
      <text:p text:style-name="P1">0055 năm nghìn sáu trăm lẻ hai và bốn nghìn chín trăm mười ba</text:p>
      <text:p text:style-name="P1">0056 tôi muốn kiểm tra đèn sân lầu chín trăm chín mươi chín</text:p>
      <text:p text:style-name="P1">0057 tôi muốn tất quạt phòng khách lầu hai và phòng khách lầu mười hai</text:p>
      <text:p text:style-name="P1">0058 tôi muốn tất cả các quạt ở sân bốn mươi bảy và nhạc lầu sáu</text:p>
      <text:p text:style-name="P1">0059 kiểm tra tất cả các thiết bị lầu chín và điện lầu sáu</text:p>
      <text:p text:style-name="P1">0060 bật đèn và quạt ở lầu năm trăm năm mươi hai và nhạc lầu bảy</text:p>
      <text:p text:style-name="P1">0061 bật tất cả các đèn lầu bốn mươi bảy và lầu tám mươi ba</text:p>
      <text:p text:style-name="P1">0062 kiểm tra và kiểm tra tất cả các thiết bị điện phòng ngủ lầu bốn</text:p>
      <text:p text:style-name="P1">0063 kiểm tra thiết bị báo cháy smart home lầu hai mươi chín</text:p>
      <text:p text:style-name="P1">0064 kiểm tra tất cả các thiết bị báo cháy smart home lầu chín mươi bảy</text:p>
      <text:p text:style-name="P1">0065 tôi muốn kiểm tra tất cả các thiết bị chống trộm sân chín mươi hai</text:p>
      <text:p text:style-name="P1">0066 tôi muốn bật đèn phòng khách và đèn phòng ngủ lầu bốn mươi bảy</text:p>
      <text:p text:style-name="P1">0067 tôi muốn bật tất cả các thiết bị báo cháy lầu một và nhạc lầu bốn mươi ba</text:p>
      <text:p text:style-name="P1">0068 lầu một bật đèn lầu hai tắt đèn lầu ba bật điều hòa</text:p>
      <text:p text:style-name="P1">0069 lầu bốn bật chống trộm và lầu năm bật báo cháy</text:p>
      <text:p text:style-name="P1">0070 lầu sáu bật nhạc chống trộm và lầu bảy tắt điều hòa phòng khách</text:p>
      <text:p text:style-name="P1">0071 lầu tám bật điều hòa phòng ngủ và lầu chín tắt quạt phòng khách</text:p>
      <text:p text:style-name="P1">0072 lầu mười một bật báo cháy lầu mười hai tắt chống trộm</text:p>
      <text:p text:style-name="P1">0073 lầu mười ba bật tất cả các thiết bị điện lầu mười bốn tắt tất cả các đèn</text:p>
      <text:p text:style-name="P1">0074 lầu mười lăm tắt quạt sân lầu mười sáu tắt điều hòa phòng ngủ</text:p>
      <text:p text:style-name="P1">0075 lầu mười bảy bật điều hòa phòng khách lầu mười tám tắt đèn bếp</text:p>
      <text:p text:style-name="P1">0076 lầu mười chín bật thiết bị báo cháy bếp lầu hai tắt điều hòa bếp</text:p>
      <text:p text:style-name="P1">0077 lầu hai mươi mốt bật chống trộm phòng ngủ lầu hai mươi hai bật báo cháy</text:p>
      <text:p text:style-name="P1">0078 lầu ba mươi hai bật chống trộm phòng khách </text:p>
      <text:p text:style-name="P1">0079 lầu bốn mươi hai bật báo cháy và tắt tất cả các thiết bị điện</text:p>
      <text:p text:style-name="P1">0080 bật đèn và tắt đèn và bật điều hòa và tắt tất cả các thiết bị điện</text:p>
      <text:p text:style-name="P1">0081 tắt quạt và bật điều hòa và bật tất cả các thiết bị điện</text:p>
      <text:p text:style-name="P1">0082 tắt quạt lầu một và bật điều hòa phòng ngủ lầu chín mươi bốn</text:p>
      <text:p text:style-name="P1">0083 tôi muốn bật tất cả các thiết bị điện phòng khách lầu năm mươi hai</text:p>
      <text:p text:style-name="P1">0084 tôi muốn tắt tất cả các thiết bị lầu bốn mươi bảy</text:p>
      <text:p text:style-name="P1">0085 lầu năm nghìn sáu tram bốn mươi ba và hai nghìn năm trăm mười ba</text:p>
      <text:p text:style-name="P1">0086 phòng ngủ lầu chín nghìn tám trăm lẻ tám và chín nghìn bốn mươi ba</text:p>
      <text:p text:style-name="P1">0087 phòng khách và sân lầu bốn mươi mốt và tám nghìn năm tram lẻ bảy</text:p>
      <text:p text:style-name="P1">0088 lầu hai nghìn hai tram năm mươi ba và phòng ngủ lầu một tram mười ba</text:p>
      <text:p text:style-name="P1">0089 tôi muốn bật chống trộm sân chín mươi bảy và điều hòa phòng khách</text:p>
      <text:p text:style-name="P1">0090 tôi muốn bật nhạc và tăng nhạc và giảm điều hòa phòng khách</text:p>
      <text:p text:style-name="P1">0091 tôi muốn tắt nhạc và tăng điều hòa phòng ngủ</text:p>
      <text:p text:style-name="P1">0092 tôi muốn bật đèn và bật nhạc sân bốn mươi mốt</text:p>
      <text:p text:style-name="P1">0093 tôi muốn tắt nhạc và bật nhạc phòng khách lầu mười hai</text:p>
      <text:p text:style-name="P1">0094 tôi muốn giảm nhạc và tắt quạt phòng bốn mươi bảy</text:p>
      <text:p text:style-name="P1">0095 tôi muốn tăng điều hòa phòng ngủ và tắt đèn phòng khách và bật thiết bị chống trộm</text:p>
      <text:p text:style-name="P1">0096 tôi muốn tăng nhạc chống trộm và bật tất cả các đèn</text:p>
      <text:p text:style-name="P1">0097 tắt tất cả các đèn và bật nhạc chống trộm lầu chín mươi hai</text:p>
      <text:p text:style-name="P1">0098 phòng khách và phòng ngủ bật tất cả các đèn và quạt</text:p>
      <text:p text:style-name="P1">0099 bật tất cả các quạt và đèn và điều hòa lầu chín mươi lẻ ba</text:p>
      <text:p text:style-name="P1">0100 tôi muốn bật tất cả các đèn phòng khách lầu bốn mươi hai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initial-creator>Lam Duy Thang (FGA.BU77)</meta:initial-creator>
    <meta:creation-date>2016-09-12T09:42:00Z</meta:creation-date>
    <dc:date>2016-09-15T22:59:43.638376626</dc:date>
    <meta:editing-cycles>2</meta:editing-cycles>
    <meta:editing-duration>PT26M48S</meta:editing-duration>
    <meta:document-statistic meta:table-count="2" meta:image-count="0" meta:object-count="0" meta:page-count="3" meta:paragraph-count="203" meta:word-count="1995" meta:character-count="8717" meta:non-whitespace-character-count="6922"/>
    <meta:template xlink:type="simple" xlink:actuate="onRequest" xlink:title="" xlink:href="Normal"/>
  </office:meta>
</office:document-meta>
</file>